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ControlGui.modifyTestElement( TestElement 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ProxyControlGui.createGrouping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xyControlGui.createContr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xyControl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roxyControlGui.enableRe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xyControlGui.createTableButtonPanel( String addCommand , String delete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xyControlGui.configure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roxyControlGui.setExcludeListInProxyControl( ProxyControl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ControlGui.setIncludeListInProxyControl( ProxyControl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ControlGui.itemStateChanged( Item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Gui.createExclud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xyControlGui.keyReleased( KeyEvent 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xyControlGui.reinitializeTargetCombo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roxyControlGui.createInclud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xyControlGui.populateTable( PowerTableModel p_model , PropertyIterator 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xyControlGui.createPort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roxyControlGui.buildNodesModel( JMeterTreeNode node , String parent_name , int lev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reeNodeWrapper.TreeNode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eeNodeWrapper.TreeNodeWrapper( JMeterTreeNode tn ,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ControlGui.startProx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xyControl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Gui.keyPress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xyControlGui.setNode( JMeterTree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NodeWrapper.getTree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Gui.createTarget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xyControlGui.createHTTPSampler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ProxyControlGui.ProxyControl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xyControlGui.getMenuCateg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Gui.createTestPlanContent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roxyControlGui.spaces( int lev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xyControlGui.createContentTyp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roxyControlGui.getDataList( PowerTableModel p_model , String co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xyControlGui.makeProxyContr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Control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xyControlGui.actionPerformed( ActionEvent acti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ProxyControlGui.keyTyp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eeNodeWrapp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